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826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517.6" calcext:value-type="float">
            <text:p>517.6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52 kWh</text:p>
          </table:table-cell>
          <table:table-cell office:value-type="float" office:value="899.32" calcext:value-type="float">
            <text:p>899.32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10.67" calcext:value-type="float">
            <text:p>10.6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595.22" calcext:value-type="float">
            <text:p>1595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161 kWh</text:p>
          </table:table-cell>
          <table:table-cell office:value-type="float" office:value="961.54" calcext:value-type="float">
            <text:p>961.54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11.29" calcext:value-type="float">
            <text:p>11.2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39.83" calcext:value-type="float">
            <text:p>1139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06.96" calcext:value-type="float">
            <text:p>206.9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82 kWh</text:p>
          </table:table-cell>
          <table:table-cell office:value-type="float" office:value="1109.62" calcext:value-type="float">
            <text:p>1109.62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2.76" calcext:value-type="float">
            <text:p>12.7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95.66" calcext:value-type="float">
            <text:p>1495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00.56" calcext:value-type="float">
            <text:p>100.56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38 kWh</text:p>
          </table:table-cell>
          <table:table-cell office:value-type="float" office:value="782.25" calcext:value-type="float">
            <text:p>782.25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4.53" calcext:value-type="float">
            <text:p>4.53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13.18" calcext:value-type="float">
            <text:p>-413.18</text:p>
          </table:table-cell>
          <table:table-cell office:value-type="string" calcext:value-type="string">
            <text:p>T-0</text:p>
          </table:table-cell>
          <table:table-cell office:value-type="float" office:value="557.62" calcext:value-type="float">
            <text:p>557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91.51" calcext:value-type="float">
            <text:p>91.5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51 kWh</text:p>
          </table:table-cell>
          <table:table-cell office:value-type="float" office:value="877.78" calcext:value-type="float">
            <text:p>877.7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5.54" calcext:value-type="float">
            <text:p>5.54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63.85" calcext:value-type="float">
            <text:p>-463.85</text:p>
          </table:table-cell>
          <table:table-cell office:value-type="string" calcext:value-type="string">
            <text:p>T-0</text:p>
          </table:table-cell>
          <table:table-cell office:value-type="float" office:value="650.76" calcext:value-type="float">
            <text:p>650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74.62" calcext:value-type="float">
            <text:p>274.62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3 kWh</text:p>
          </table:table-cell>
          <table:table-cell office:value-type="float" office:value="813.85" calcext:value-type="float">
            <text:p>813.85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.67" calcext:value-type="float">
            <text:p>4.67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29.86" calcext:value-type="float">
            <text:p>-429.86</text:p>
          </table:table-cell>
          <table:table-cell office:value-type="string" calcext:value-type="string">
            <text:p>T-0</text:p>
          </table:table-cell>
          <table:table-cell office:value-type="float" office:value="746.07" calcext:value-type="float">
            <text:p>746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73.78" calcext:value-type="float">
            <text:p>73.78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54 kWh</text:p>
          </table:table-cell>
          <table:table-cell office:value-type="float" office:value="892.03" calcext:value-type="float">
            <text:p>892.03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5.59" calcext:value-type="float">
            <text:p>5.59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72.06" calcext:value-type="float">
            <text:p>-472.06</text:p>
          </table:table-cell>
          <table:table-cell office:value-type="string" calcext:value-type="string">
            <text:p>T-0</text:p>
          </table:table-cell>
          <table:table-cell office:value-type="float" office:value="637.98" calcext:value-type="float">
            <text:p>637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71.13" calcext:value-type="float">
            <text:p>71.13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43 kWh</text:p>
          </table:table-cell>
          <table:table-cell office:value-type="float" office:value="807.27" calcext:value-type="float">
            <text:p>807.27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.63" calcext:value-type="float">
            <text:p>4.63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426.38" calcext:value-type="float">
            <text:p>-426.38</text:p>
          </table:table-cell>
          <table:table-cell office:value-type="string" calcext:value-type="string">
            <text:p>T-0</text:p>
          </table:table-cell>
          <table:table-cell office:value-type="float" office:value="538.76" calcext:value-type="float">
            <text:p>538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58.14" calcext:value-type="float">
            <text:p>58.14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53 kWh</text:p>
          </table:table-cell>
          <table:table-cell office:value-type="float" office:value="867.33" calcext:value-type="float">
            <text:p>867.3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5.47" calcext:value-type="float">
            <text:p>5.47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58.3" calcext:value-type="float">
            <text:p>-458.3</text:p>
          </table:table-cell>
          <table:table-cell office:value-type="string" calcext:value-type="string">
            <text:p>T-0</text:p>
          </table:table-cell>
          <table:table-cell office:value-type="float" office:value="610.14" calcext:value-type="float">
            <text:p>610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257.49" calcext:value-type="float">
            <text:p>257.49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50 kWh</text:p>
          </table:table-cell>
          <table:table-cell office:value-type="float" office:value="834.45" calcext:value-type="float">
            <text:p>834.4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4.76" calcext:value-type="float">
            <text:p>4.76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39.91" calcext:value-type="float">
            <text:p>-439.91</text:p>
          </table:table-cell>
          <table:table-cell office:value-type="string" calcext:value-type="string">
            <text:p>T-0</text:p>
          </table:table-cell>
          <table:table-cell office:value-type="float" office:value="738.24" calcext:value-type="float">
            <text:p>738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46.44" calcext:value-type="float">
            <text:p>46.44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41 kWh</text:p>
          </table:table-cell>
          <table:table-cell office:value-type="float" office:value="765.59" calcext:value-type="float">
            <text:p>765.59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4.43" calcext:value-type="float">
            <text:p>4.43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403.6" calcext:value-type="float">
            <text:p>-403.6</text:p>
          </table:table-cell>
          <table:table-cell office:value-type="string" calcext:value-type="string">
            <text:p>T-0</text:p>
          </table:table-cell>
          <table:table-cell office:value-type="float" office:value="493.97" calcext:value-type="float">
            <text:p>493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309.98" calcext:value-type="float">
            <text:p>309.98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39 kWh</text:p>
          </table:table-cell>
          <table:table-cell office:value-type="float" office:value="748.11" calcext:value-type="float">
            <text:p>748.11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35" calcext:value-type="float">
            <text:p>4.3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94.38" calcext:value-type="float">
            <text:p>-394.38</text:p>
          </table:table-cell>
          <table:table-cell office:value-type="string" calcext:value-type="string">
            <text:p>T-0</text:p>
          </table:table-cell>
          <table:table-cell office:value-type="float" office:value="748.84" calcext:value-type="float">
            <text:p>748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53:13.149000000</meta:creation-date>
    <dc:date>2018-03-26T17:55:33.396000000</dc:date>
    <meta:editing-duration>PT2M20S</meta:editing-duration>
    <meta:editing-cycles>1</meta:editing-cycles>
    <meta:document-statistic meta:table-count="1" meta:cell-count="171" meta:object-count="0"/>
    <meta:generator>LibreOffice/5.3.4.2$Windows_x86 LibreOffice_project/f82d347ccc0be322489bf7da61d7e4ad13fe2ff3</meta:generator>
  </office:meta>
</office:document-meta>
</file>